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9.037cm" svg:y="4.8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827cm" svg:y="4.8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09cm" svg:y1="4.812cm" svg:x2="6.709cm" svg:y2="5.834cm">
          <text:p/>
        </draw:line>
        <draw:frame draw:style-name="gr3" draw:text-style-name="P4" draw:layer="layout" svg:width="1.205cm" svg:height="0.962cm" svg:x="5.674cm" svg:y="5.01cm">
          <draw:text-box>
            <text:p text:style-name="P3">wow</text:p>
          </draw:text-box>
        </draw:frame>
        <draw:custom-shape draw:style-name="gr4" draw:text-style-name="P5" draw:layer="layout" svg:width="0.204cm" svg:height="0.204cm" svg:x="7.118cm" svg:y="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257cm" svg:y1="5.35cm" svg:x2="9.002cm" svg:y2="5.35cm">
          <text:p/>
        </draw:line>
        <draw:frame draw:style-name="gr6" draw:text-style-name="P6" draw:layer="layout" svg:width="1.899cm" svg:height="0.962cm" svg:x="3.932cm" svg:y="2.585cm">
          <draw:text-box>
            <text:p>z1 = </text:p>
          </draw:text-box>
        </draw:frame>
        <draw:line draw:style-name="gr2" draw:text-style-name="P2" draw:layer="layout" svg:x1="9.919cm" svg:y1="4.813cm" svg:x2="9.919cm" svg:y2="5.835cm">
          <text:p/>
        </draw:line>
        <draw:frame draw:style-name="gr3" draw:text-style-name="P6" draw:layer="layout" svg:width="0.853cm" svg:height="0.962cm" svg:x="9.041cm" svg:y="4.811cm">
          <draw:text-box>
            <text:p>b</text:p>
          </draw:text-box>
        </draw:frame>
        <draw:line draw:style-name="gr2" draw:text-style-name="P2" draw:layer="layout" svg:x1="9.911cm" svg:y1="4.812cm" svg:x2="10.876cm" svg:y2="5.828cm">
          <text:p/>
        </draw:line>
        <draw:custom-shape draw:style-name="gr1" draw:text-style-name="P1" draw:layer="layout" svg:width="1.84cm" svg:height="1.022cm" svg:x="13.13cm" svg:y="7.7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9.92cm" svg:y="7.7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02cm" svg:y1="7.752cm" svg:x2="10.802cm" svg:y2="8.774cm">
          <text:p/>
        </draw:line>
        <draw:frame draw:style-name="gr7" draw:text-style-name="P6" draw:layer="layout" svg:width="0.853cm" svg:height="0.962cm" svg:x="9.924cm" svg:y="7.75cm">
          <draw:text-box>
            <text:p>a</text:p>
          </draw:text-box>
        </draw:frame>
        <draw:custom-shape draw:style-name="gr4" draw:text-style-name="P5" draw:layer="layout" svg:width="0.204cm" svg:height="0.204cm" svg:x="11.211cm" svg:y="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35cm" svg:y1="8.29cm" svg:x2="13.095cm" svg:y2="8.29cm">
          <text:p/>
        </draw:line>
        <draw:frame draw:style-name="gr6" draw:text-style-name="P6" draw:layer="layout" svg:width="1.899cm" svg:height="0.962cm" svg:x="3.857cm" svg:y="7.74cm">
          <draw:text-box>
            <text:p>z2 = </text:p>
          </draw:text-box>
        </draw:frame>
        <draw:line draw:style-name="gr2" draw:text-style-name="P2" draw:layer="layout" svg:x1="14.012cm" svg:y1="7.753cm" svg:x2="14.012cm" svg:y2="8.775cm">
          <text:p/>
        </draw:line>
        <draw:frame draw:style-name="gr3" draw:text-style-name="P6" draw:layer="layout" svg:width="0.853cm" svg:height="0.962cm" svg:x="13.134cm" svg:y="7.751cm">
          <draw:text-box>
            <text:p>b</text:p>
          </draw:text-box>
        </draw:frame>
        <draw:line draw:style-name="gr2" draw:text-style-name="P2" draw:layer="layout" svg:x1="14.004cm" svg:y1="7.752cm" svg:x2="14.969cm" svg:y2="8.768cm">
          <text:p/>
        </draw:line>
        <draw:custom-shape draw:style-name="gr1" draw:text-style-name="P1" draw:layer="layout" svg:width="1.84cm" svg:height="1.022cm" svg:x="5.815cm" svg:y="2.5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97cm" svg:y1="2.518cm" svg:x2="6.697cm" svg:y2="3.54cm">
          <text:p/>
        </draw:line>
        <draw:custom-shape draw:style-name="gr4" draw:text-style-name="P5" draw:layer="layout" svg:width="0.204cm" svg:height="0.204cm" svg:x="7.106cm" svg:y="2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04cm" svg:height="0.204cm" svg:x="6.207cm" svg:y="2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6.334cm" svg:y1="3.108cm" svg:x2="6.334cm" svg:y2="4.696cm">
          <text:p/>
        </draw:line>
        <draw:line draw:style-name="gr8" draw:text-style-name="P2" draw:layer="layout" svg:x1="7.223cm" svg:y1="3.108cm" svg:x2="7.223cm" svg:y2="4.696cm">
          <text:p/>
        </draw:line>
        <draw:custom-shape draw:style-name="gr1" draw:text-style-name="P1" draw:layer="layout" svg:width="1.84cm" svg:height="1.022cm" svg:x="5.61cm" svg:y="7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92cm" svg:y1="7.75cm" svg:x2="6.492cm" svg:y2="8.772cm">
          <text:p/>
        </draw:line>
        <draw:custom-shape draw:style-name="gr4" draw:text-style-name="P5" draw:layer="layout" svg:width="0.204cm" svg:height="0.204cm" svg:x="6.901cm" svg:y="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0.204cm" svg:height="0.204cm" svg:x="6.002cm" svg:y="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057cm" svg:y1="8.25cm" svg:x2="9.89cm" svg:y2="8.25cm">
          <text:p/>
        </draw:line>
        <draw:custom-shape draw:style-name="gr1" draw:text-style-name="P1" draw:layer="layout" svg:width="1.84cm" svg:height="1.022cm" svg:x="10.83cm" svg:y="9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7.62cm" svg:y="9.74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02cm" svg:y1="9.747cm" svg:x2="8.502cm" svg:y2="10.769cm">
          <text:p/>
        </draw:line>
        <draw:frame draw:style-name="gr3" draw:text-style-name="P4" xml:id="id2" draw:id="id2" draw:layer="layout" svg:width="1.205cm" svg:height="0.962cm" svg:x="7.467cm" svg:y="9.945cm">
          <draw:text-box>
            <text:p text:style-name="P3">wow</text:p>
          </draw:text-box>
        </draw:frame>
        <draw:custom-shape draw:style-name="gr4" draw:text-style-name="P5" draw:layer="layout" svg:width="0.204cm" svg:height="0.204cm" svg:x="8.911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05cm" svg:y1="10.285cm" svg:x2="10.795cm" svg:y2="10.285cm">
          <text:p/>
        </draw:line>
        <draw:line draw:style-name="gr2" draw:text-style-name="P2" draw:layer="layout" svg:x1="11.712cm" svg:y1="9.748cm" svg:x2="11.712cm" svg:y2="10.77cm">
          <text:p/>
        </draw:line>
        <draw:frame draw:style-name="gr3" draw:text-style-name="P6" draw:layer="layout" svg:width="0.853cm" svg:height="0.962cm" svg:x="10.834cm" svg:y="9.746cm">
          <draw:text-box>
            <text:p>b</text:p>
          </draw:text-box>
        </draw:frame>
        <draw:line draw:style-name="gr2" draw:text-style-name="P2" draw:layer="layout" svg:x1="11.704cm" svg:y1="9.747cm" svg:x2="12.669cm" svg:y2="10.763cm">
          <text:p/>
        </draw:line>
        <draw:connector draw:style-name="gr9" draw:text-style-name="P2" draw:layer="layout" svg:x1="6.104cm" svg:y1="8.364cm" svg:x2="7.467cm" svg:y2="10.426cm" draw:start-shape="id1" draw:start-glue-point="8" draw:end-shape="id2" draw:end-glue-point="3" svg:d="M6104 8364v2062h1363" svg:viewBox="0 0 1364 20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15:58:08.329812264</dc:date>
    <meta:editing-duration>PT13M37S</meta:editing-duration>
    <meta:editing-cycles>3</meta:editing-cycles>
    <meta:generator>LibreOffice/7.0.4.2$Linux_X86_64 LibreOffice_project/00$Build-2</meta:generator>
    <meta:document-statistic meta:object-count="41"/>
  </office:meta>
</office:document-meta>
</file>